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er">
      <style:text-properties style:font-name="Arial" fo:font-weight="bold" officeooo:rsid="001bcab0" officeooo:paragraph-rsid="001bcab0" style:font-weight-asian="bold"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line-height="150%" fo:text-align="justify" style:justify-single-word="false"/>
      <style:text-properties style:font-name="Arial" fo:font-size="14pt" style:font-size-asian="14pt" style:font-size-complex="14pt"/>
    </style:style>
    <style:style style:name="P5" style:family="paragraph" style:parent-style-name="Standard">
      <style:paragraph-properties fo:line-height="150%" fo:text-align="justify" style:justify-single-word="false"/>
      <style:text-properties fo:color="#2a6099" loext:opacity="100%" style:font-name="Arial" fo:font-size="14pt" style:font-size-asian="14pt" style:font-size-complex="14pt"/>
    </style:style>
    <style:style style:name="T1" style:family="text">
      <style:text-properties officeooo:rsid="001999fd"/>
    </style:style>
    <style:style style:name="T2" style:family="text">
      <style:text-properties fo:color="#2a6099" loext:opacity="100%"/>
    </style:style>
    <style:style style:name="T3" style:family="text">
      <style:text-properties fo:color="#2a6099" loext:opacity="100%" officeooo:rsid="001b4de6"/>
    </style:style>
    <style:style style:name="T4" style:family="text">
      <style:text-properties officeooo:rsid="001b4de6"/>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text:span>Busca qué significa que una empresa sea B Corp.</text:p>
      <text:p text:style-name="P2"/>
      <text:p text:style-name="P5">- <text:span text:style-name="T1">Significa que esa empresa sigue un modelo sostenible y regenerativa más avanzado del mundo. A diferencia de las compañías que sólo persiguen fines económicos, las B Corps cumplen con los altos estándares de desempeño social y ambiental, transparencia pública y responsabilidad legal.</text:span></text:p>
      <text:p text:style-name="P2"/>
      <text:p text:style-name="P3"><text:span text:style-name="T1">2. </text:span>Analiza la información publicada por Inditex.</text:p>
      <text:p text:style-name="P2"/>
      <text:p text:style-name="P2">¿En qué continente están ubicadas la mayoría de las empresas proveedoras de Inditex?</text:p>
      <text:p text:style-name="P2"/>
      <text:p text:style-name="P4"><text:span text:style-name="T2">-</text:span> <text:span text:style-name="T3">La mayoria de las empresas proveedoras de Inditex se encuentran en Asia con 964 proveedores y 4600 fabricas.</text:span></text:p>
      <text:p text:style-name="P2"/>
      <text:p text:style-name="P2">¿Explica alguna de las prácticas de Sostenibilidad Ambientar que realiza la empresa?</text:p>
      <text:p text:style-name="P2"/>
      <text:p text:style-name="P5">- <text:span text:style-name="T4">Se comprometio a la minimizacion del impacto ambiental a lo largo del ciclo de vida de sus productos. Incluye iniciativas como la Politica de Biodiversidad que establece objetivos para la protección y conservación del medioambiente.</text:span></text:p>
      <text:p text:style-name="P2"/>
      <text:p text:style-name="P2">¿Explica alguna de las prácticas de Sostenibilidad Social que realiza la empresa?</text:p>
      <text:p text:style-name="P2"/>
      <text:p text:style-name="P5">- <text:span text:style-name="T4">I</text:span>mplementa diversas prácticas enfocadas en mejorar las condiciones laborales a lo largo de su cadena de suministro. Una de las principales es la formación continua y especializada para sus proveedores en temas como igualdad de género, libertad sindical, salarios dignos, y seguridad y salud. En 2023, la empresa ofreció formación a 911 proveedores sobre estos temas, reforzando su compromiso con la inclusión y la equidad socia<text:span text:style-name="T4">l.</text:span></text:p>
      <text:p text:style-name="P2"/>
      <text:p text:style-name="P2">¿Explica alguna de las prácticas de Sostenibilidad de Gobernanza que realiza la empresa?</text:p>
      <text:p text:style-name="P2"/>
      <text:p text:style-name="P5">- <text:span text:style-name="T4">T</text:span>iene una Comisión de Sostenibilidad encargada de supervisar y controlar las propuestas en materia de sostenibilidad en áreas como derechos humanos, medio ambiente y seguridad. La comisión reporta de manera <text:soft-page-break/>trimestral al Consejo de Administración, asegurando que los aspectos de sostenibilidad sean considerados en las decisiones estratégicas de la compañía. Además, el Consejero Delegado tiene parte de su remuneración variable vinculada a la consecución de objetivos de sostenibilidad.</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fo:font-weight="bold" officeooo:rsid="001bcab0" officeooo:paragraph-rsid="001bcab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varo Camino Martinez<text:tab/><text:tab/>1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4:04:24.862000000</meta:creation-date>
    <dc:date>2024-10-23T14:25:45.199000000</dc:date>
    <meta:editing-duration>PT21M19S</meta:editing-duration>
    <meta:editing-cycles>3</meta:editing-cycles>
    <meta:generator>LibreOffice/24.2.4.2$Windows_X86_64 LibreOffice_project/51a6219feb6075d9a4c46691dcfe0cd9c4fff3c2</meta:generator>
    <meta:document-statistic meta:table-count="0" meta:image-count="0" meta:object-count="0" meta:page-count="2" meta:paragraph-count="12" meta:word-count="304" meta:character-count="2011" meta:non-whitespace-character-count="1718"/>
  </office:meta>
</office:document-meta>
</file>